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order="thin solid #000000" style:vertical-align="top" fo:wrap-option="wrap" fo:background-color="#595959"/>
      <style:text-properties fo:color="#FFFFF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11" style:family="table-cell" style:parent-style-name="Default" style:data-style-name="N19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3" style:family="table-cell" style:parent-style-name="Default" style:data-style-name="N19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2pt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wrap-option="wrap" fo:background-color="#F2F2F2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wrap-option="wrap"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thin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2pt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2" style:family="table-cell" style:parent-style-name="Default" style:data-style-name="N0">
      <style:table-cell-properties fo:border="2pt solid #000000" style:vertical-align="top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595959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8.22854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5.476875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6.6675cm"/>
    </style:style>
    <style:style style:name="co12" style:family="table-column">
      <style:table-column-properties fo:break-before="auto" style:column-width="1.8256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9"/>
        <table:table-column table:style-name="co5" table:default-cell-style-name="ce1"/>
        <table:table-column table:style-name="co6" table:number-columns-repeated="4" table:default-cell-style-name="ce19"/>
        <table:table-column table:style-name="co7" table:default-cell-style-name="ce1"/>
        <table:table-column table:style-name="co8" table:number-columns-repeated="16374" table:default-cell-style-name="ce5"/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22">
            <text:p>CT Exemplo</text:p>
          </table:table-cell>
          <table:table-cell table:number-columns-repeated="3" table:style-name="ce23"/>
          <table:table-cell table:style-name="ce24"/>
          <table:table-cell table:style-name="ce28"/>
          <table:table-cell table:style-name="ce19"/>
          <table:table-cell table:style-name="ce3"/>
          <table:table-cell table:number-columns-repeated="2" table:style-name="ce4"/>
          <table:table-cell table:number-columns-repeated="16372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53">
            <text:p>Efetuar login</text:p>
          </table:table-cell>
          <table:covered-table-cell table:number-columns-repeated="4"/>
          <table:table-cell table:style-name="ce29"/>
          <table:table-cell table:style-name="ce19"/>
          <table:table-cell table:style-name="ce3"/>
          <table:table-cell table:number-columns-repeated="2" table:style-name="ce4"/>
          <table:table-cell table:number-columns-repeated="16372"/>
        </table:table-row>
        <table:table-row table:style-name="ro3">
          <table:table-cell table:style-name="ce1"/>
          <table:table-cell office:value-type="string" table:style-name="ce2">
            <text:p>Requisito(s) associado(s):</text:p>
          </table:table-cell>
          <table:table-cell office:value-type="string" table:number-columns-spanned="5" table:number-rows-spanned="1" table:style-name="ce54">
            <text:p>[RF001] Efetuar login; [RNF005] Segurança de acesso ao sistema</text:p>
          </table:table-cell>
          <table:covered-table-cell table:number-columns-repeated="4"/>
          <table:table-cell table:style-name="ce30"/>
          <table:table-cell table:style-name="ce19"/>
          <table:table-cell table:style-name="ce3"/>
          <table:table-cell table:number-columns-repeated="2" table:style-name="ce4"/>
          <table:table-cell table:number-columns-repeated="16372"/>
        </table:table-row>
        <table:table-row table:style-name="ro4">
          <table:table-cell table:style-name="ce1"/>
          <table:table-cell office:value-type="string" table:style-name="ce2">
            <text:p>Descrição:</text:p>
          </table:table-cell>
          <table:table-cell office:value-type="string" table:number-columns-spanned="5" table:number-rows-spanned="1" table:style-name="ce54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number-columns-repeated="2" table:style-name="ce6"/>
          <table:table-cell table:number-columns-repeated="16372" table:style-name="ce7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office:value-type="string" table:number-columns-spanned="5" table:number-rows-spanned="1" table:style-name="ce54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 table:style-name="ce19"/>
          <table:table-cell table:style-name="ce3"/>
          <table:table-cell table:number-columns-repeated="2" table:style-name="ce4"/>
          <table:table-cell table:number-columns-repeated="16372"/>
        </table:table-row>
        <table:table-row table:style-name="ro5">
          <table:table-cell table:number-columns-repeated="3" table:style-name="ce1"/>
          <table:table-cell table:style-name="ce8"/>
          <table:table-cell table:style-name="ce1"/>
          <table:table-cell table:number-columns-repeated="4" table:style-name="ce19"/>
          <table:table-cell table:style-name="ce1"/>
          <table:table-cell table:number-columns-repeated="16374" table:style-name="ce5"/>
        </table:table-row>
        <table:table-row table:style-name="ro6">
          <table:table-cell office:value-type="string" table:number-columns-spanned="5" table:number-rows-spanned="1" table:style-name="ce51">
            <text:p>PASSOS E DESCRIÇÃO DO TESTE A SER EXECUTADO</text:p>
          </table:table-cell>
          <table:covered-table-cell table:number-columns-repeated="4"/>
          <table:table-cell office:value-type="string" table:number-columns-spanned="5" table:number-rows-spanned="1" table:style-name="ce52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7">
          <table:table-cell office:value-type="string" table:style-name="ce25">
            <text:p>No. Passos</text:p>
          </table:table-cell>
          <table:table-cell office:value-type="string" table:style-name="ce26">
            <text:p>Objetivo<text:s/></text:p>
            <text:p><text:span text:style-name="T2">(o que deve ser validado /<text:s/></text:span></text:p>
            <text:p><text:span text:style-name="T2">por que testar)</text:span></text:p>
          </table:table-cell>
          <table:table-cell office:value-type="string" table:style-name="ce27">
            <text:p>Ação<text:s/></text:p>
            <text:p><text:span text:style-name="T2">(passos a reproduzir)</text:span></text:p>
          </table:table-cell>
          <table:table-cell office:value-type="string" table:style-name="ce27">
            <text:p>Dados de entrada<text:s/></text:p>
            <text:p><text:span text:style-name="T2">(Informação ou ação a realizada no sistema)</text:span></text:p>
          </table:table-cell>
          <table:table-cell office:value-type="string" table:style-name="ce27">
            <text:p>Resultado ou comportamento esperado<text:s/></text:p>
            <text:p><text:span text:style-name="T2">(qual o resultado ou comportamento que o sistema deve fornecer)</text:span></text:p>
          </table:table-cell>
          <table:table-cell office:value-type="string" table:style-name="ce35">
            <text:p>Data da execução</text:p>
          </table:table-cell>
          <table:table-cell office:value-type="string" table:style-name="ce36">
            <text:p>Quem executou</text:p>
          </table:table-cell>
          <table:table-cell office:value-type="string" table:style-name="ce36">
            <text:p>Passou ?<text:s/><text:span text:style-name="T2">(marcar com X)</text:span></text:p>
          </table:table-cell>
          <table:table-cell office:value-type="string" table:style-name="ce36">
            <text:p>Falhou ?<text:s/><text:span text:style-name="T2">(marcar com X)</text:span></text:p>
          </table:table-cell>
          <table:table-cell office:value-type="string" table:style-name="ce37">
            <text:p>Descrição do defeito encontrado<text:s/></text:p>
            <text:p><text:span text:style-name="T2">(comentário em caso de erro)</text:span></text:p>
          </table:table-cell>
          <table:table-cell table:number-columns-repeated="16374" table:style-name="ce1"/>
        </table:table-row>
        <table:table-row table:style-name="ro8">
          <table:table-cell office:value-type="float" office:value="1" table:style-name="ce9">
            <text:p>1</text:p>
          </table:table-cell>
          <table:table-cell office:value-type="string" table:style-name="ce20">
            <text:p>Não permitir digitar dados em branco nos campos login e senha</text:p>
          </table:table-cell>
          <table:table-cell office:value-type="string" table:style-name="ce10">
            <text:p>Informar login e senha</text:p>
          </table:table-cell>
          <table:table-cell office:value-type="string" table:style-name="ce11">
            <text:p>Dados em branco</text:p>
          </table:table-cell>
          <table:table-cell office:value-type="string" table:style-name="ce12">
            <text:p>Verificar se os campos obrigatórios foram preenchidos <text:s/>e mostrar mensagens ao usuário:</text:p>
            <text:p>"Obrigatório informar o login"</text:p>
            <text:p>"Obrigatório informar a senha"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7">
          <table:table-cell office:value-type="float" office:value="2" table:style-name="ce9">
            <text:p>2</text:p>
          </table:table-cell>
          <table:table-cell office:value-type="string" table:style-name="ce20">
            <text:p>Senha deve ter 6 ou mais caracteres</text:p>
          </table:table-cell>
          <table:table-cell office:value-type="string" table:style-name="ce10">
            <text:p>Informar login e senha</text:p>
          </table:table-cell>
          <table:table-cell office:value-type="string" table:style-name="ce11">
            <text:p>Senha com menos de 6 dígitos</text:p>
          </table:table-cell>
          <table:table-cell office:value-type="string" table:style-name="ce12">
            <text:p>Validar se o campo senha possue no mínimo <text:s/>6 caracteres e mostrar mensagem ao usuário:</text:p>
            <text:p>"A senha deve ter no mínimo 6 caracteres"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9">
          <table:table-cell office:value-type="float" office:value="3" table:style-name="ce9">
            <text:p>3</text:p>
          </table:table-cell>
          <table:table-cell office:value-type="string" table:style-name="ce20">
            <text:p>Campo senha deve aparecer asteriscos</text:p>
          </table:table-cell>
          <table:table-cell office:value-type="string" table:style-name="ce10">
            <text:p>Informar login e senha</text:p>
          </table:table-cell>
          <table:table-cell office:value-type="string" table:style-name="ce11">
            <text:p>Qualquer senha</text:p>
          </table:table-cell>
          <table:table-cell office:value-type="string" table:style-name="ce12">
            <text:p>Ao usuário digitar o campo senha devem ser visualizados asteriscos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9">
          <table:table-cell office:value-type="float" office:value="4" table:style-name="ce9">
            <text:p>4</text:p>
          </table:table-cell>
          <table:table-cell office:value-type="string" table:style-name="ce20">
            <text:p>Campos login e senha devem ser case sensetive</text:p>
          </table:table-cell>
          <table:table-cell office:value-type="string" table:style-name="ce10">
            <text:p>Informar login e senha</text:p>
          </table:table-cell>
          <table:table-cell office:value-type="string" table:style-name="ce11">
            <text:p>Usuario: Admin</text:p>
            <text:p>Senha:123456*AA</text:p>
          </table:table-cell>
          <table:table-cell office:value-type="string" table:style-name="ce12">
            <text:p>O sistema deve diferenciar letras maiúsculas de minúsculas (case sensitive)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7">
          <table:table-cell office:value-type="float" office:value="5" table:style-name="ce9">
            <text:p>5</text:p>
          </table:table-cell>
          <table:table-cell office:value-type="string" table:style-name="ce20">
            <text:p>Testar login e senha inválidos</text:p>
          </table:table-cell>
          <table:table-cell office:value-type="string" table:style-name="ce10">
            <text:p>Informar login e senha inválidos</text:p>
          </table:table-cell>
          <table:table-cell office:value-type="string" table:style-name="ce11">
            <text:p>Login e senha inválidos</text:p>
          </table:table-cell>
          <table:table-cell office:value-type="string" table:style-name="ce12">
            <text:p>Se o login ou senha for inválido mostrar mensagem ao usuário:</text:p>
            <text:p>"Login ou senha inválido"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9">
          <table:table-cell office:value-type="float" office:value="6" table:style-name="ce9">
            <text:p>6</text:p>
          </table:table-cell>
          <table:table-cell office:value-type="string" table:style-name="ce20">
            <text:p>Bloquear acesso ao sistema após 3 tentativas</text:p>
          </table:table-cell>
          <table:table-cell office:value-type="string" table:style-name="ce10">
            <text:p>Informar login e senha inválidos por 4 vezes consecutivas</text:p>
          </table:table-cell>
          <table:table-cell table:style-name="ce11"/>
          <table:table-cell office:value-type="string" table:style-name="ce12">
            <text:p>Regra de bloqueio: após a terceira tentativa bloquear acesso daquele login ao sistema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7">
          <table:table-cell office:value-type="float" office:value="7" table:style-name="ce9">
            <text:p>7</text:p>
          </table:table-cell>
          <table:table-cell office:value-type="string" table:style-name="ce20">
            <text:p>Testar login e senha válidos e redirecionamento do programa</text:p>
          </table:table-cell>
          <table:table-cell office:value-type="string" table:style-name="ce10">
            <text:p>O usuário informa login e senha válidos</text:p>
          </table:table-cell>
          <table:table-cell office:value-type="string" table:style-name="ce11">
            <text:p>Usuario: admin</text:p>
            <text:p>Senha: 123456*Aa (senha válida)</text:p>
          </table:table-cell>
          <table:table-cell office:value-type="string" table:style-name="ce12">
            <text:p>Se o login e senha for válido <text:s/>redirecionar acesso para a tela de menu do sistema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7">
          <table:table-cell office:value-type="float" office:value="8" table:style-name="ce9">
            <text:p>8</text:p>
          </table:table-cell>
          <table:table-cell office:value-type="string" table:style-name="ce20">
            <text:p>Registrar log de acesso</text:p>
          </table:table-cell>
          <table:table-cell office:value-type="string" table:style-name="ce10">
            <text:p>O usuário informa login e senha válidos</text:p>
          </table:table-cell>
          <table:table-cell office:value-type="string" table:style-name="ce11">
            <text:p>Usuario: admin</text:p>
            <text:p>Senha: 123456*Aa (senha válida)</text:p>
          </table:table-cell>
          <table:table-cell office:value-type="string" table:style-name="ce12">
            <text:p>Verificar se o programa registrou o log de acesso do usuário ao sistema</text:p>
          </table:table-cell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5"/>
        </table:table-row>
        <table:table-row table:style-name="ro1">
          <table:table-cell office:value-type="float" office:value="9" table:style-name="ce9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/>
        </table:table-row>
        <table:table-row table:style-name="ro5">
          <table:table-cell office:value-type="float" office:value="10" table:style-name="ce15">
            <text:p>1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number-columns-repeated="3" table:style-name="ce17"/>
          <table:table-cell table:style-name="ce18"/>
          <table:table-cell table:number-columns-repeated="16374"/>
        </table:table-row>
        <table:table-row table:number-rows-repeated="1048558" table:style-name="ro1">
          <table:table-cell table:number-columns-repeated="16384"/>
        </table:table-row>
      </table:table>
      <table:table table:name="CT001_-_Pesquisa_por_produtos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9"/>
        <table:table-column table:style-name="co11" table:default-cell-style-name="ce1"/>
        <table:table-column table:style-name="co6" table:number-columns-repeated="2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"/>
        <table:table-column table:style-name="co8" table:number-columns-repeated="16374" table:default-cell-style-name="ce1"/>
        <table:table-row table:style-name="ro10">
          <table:table-cell table:style-name="ce31"/>
          <table:table-cell office:value-type="string" table:style-name="ce32">
            <text:p>NOME DO SITE DE E-COMMERCE:</text:p>
          </table:table-cell>
          <table:table-cell table:style-name="ce32"/>
          <table:table-cell table:style-name="ce33"/>
          <table:table-cell table:style-name="ce32"/>
          <table:table-cell table:number-columns-repeated="2" table:style-name="ce33"/>
          <table:table-cell table:number-columns-repeated="2" table:style-name="ce34"/>
          <table:table-cell table:number-columns-repeated="16375" table:style-name="ce31"/>
        </table:table-row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22">
            <text:p>CT001</text:p>
          </table:table-cell>
          <table:table-cell table:number-columns-repeated="3" table:style-name="ce23"/>
          <table:table-cell table:style-name="ce2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53">
            <text:p>Pesquisa por produtos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Requisito(s) associado(s):</text:p>
          </table:table-cell>
          <table:table-cell table:number-columns-spanned="5" table:number-rows-spanned="1" table:style-name="ce54"/>
          <table:covered-table-cell table:number-columns-repeated="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3">
          <table:table-cell table:style-name="ce1"/>
          <table:table-cell office:value-type="string" table:style-name="ce2">
            <text:p>Descrição:</text:p>
          </table:table-cell>
          <table:table-cell table:number-columns-spanned="5" table:number-rows-spanned="1" table:style-name="ce54"/>
          <table:covered-table-cell table:number-columns-repeated="4"/>
          <table:table-cell table:style-name="ce1"/>
          <table:table-cell table:style-name="ce19"/>
          <table:table-cell table:number-columns-repeated="3" table:style-name="ce3"/>
          <table:table-cell table:number-columns-repeated="16372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table:number-columns-spanned="5" table:number-rows-spanned="1" table:style-name="ce54"/>
          <table:covered-table-cell table:number-columns-repeated="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5">
          <table:table-cell table:number-columns-repeated="3" table:style-name="ce1"/>
          <table:table-cell table:style-name="ce8"/>
          <table:table-cell table:style-name="ce1"/>
          <table:table-cell table:number-columns-repeated="4" table:style-name="ce19"/>
          <table:table-cell table:number-columns-repeated="16375" table:style-name="ce1"/>
        </table:table-row>
        <table:table-row table:style-name="ro6">
          <table:table-cell office:value-type="string" table:number-columns-spanned="5" table:number-rows-spanned="1" table:style-name="ce51">
            <text:p>PASSOS E DESCRIÇÃO DO TESTE A SER EXECUTADO</text:p>
          </table:table-cell>
          <table:covered-table-cell table:number-columns-repeated="4"/>
          <table:table-cell office:value-type="string" table:number-columns-spanned="5" table:number-rows-spanned="1" table:style-name="ce52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7">
          <table:table-cell office:value-type="string" table:style-name="ce25">
            <text:p>No. Passos</text:p>
          </table:table-cell>
          <table:table-cell office:value-type="string" table:style-name="ce26">
            <text:p>Objetivo<text:s/></text:p>
            <text:p><text:span text:style-name="T1">(o que deve ser validado /<text:s/></text:span></text:p>
            <text:p><text:span text:style-name="T1">por que testar)</text:span></text:p>
          </table:table-cell>
          <table:table-cell office:value-type="string" table:style-name="ce27">
            <text:p>Ação<text:s/></text:p>
            <text:p><text:span text:style-name="T1">(passos a reproduzir)</text:span></text:p>
          </table:table-cell>
          <table:table-cell office:value-type="string" table:style-name="ce27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27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35">
            <text:p>Data da execução</text:p>
          </table:table-cell>
          <table:table-cell office:value-type="string" table:style-name="ce36">
            <text:p>Quem executou</text:p>
          </table:table-cell>
          <table:table-cell office:value-type="string" table:style-name="ce36">
            <text:p>Passou ?<text:s/><text:span text:style-name="T2">(marcar com X)</text:span></text:p>
          </table:table-cell>
          <table:table-cell office:value-type="string" table:style-name="ce36">
            <text:p>Falhou ?<text:s/><text:span text:style-name="T2">(marcar com X)</text:span></text:p>
          </table:table-cell>
          <table:table-cell office:value-type="string" table:style-name="ce37">
            <text:p>Descrição do defeito encontrado<text:s/></text:p>
            <text:p><text:span text:style-name="T2">(comentário em caso de erro)</text:span>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9">
            <text:p>1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table:style-name="ce20"/>
          <table:table-cell table:style-name="ce10"/>
          <table:table-cell table:number-columns-repeated="2" table:style-name="ce11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3" table:style-name="ce9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4" table:style-name="ce9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5" table:style-name="ce9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6" table:style-name="ce9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7" table:style-name="ce9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8" table:style-name="ce9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/>
        </table:table-row>
        <table:table-row table:style-name="ro1">
          <table:table-cell office:value-type="float" office:value="9" table:style-name="ce9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/>
        </table:table-row>
        <table:table-row table:style-name="ro1">
          <table:table-cell office:value-type="float" office:value="10" table:style-name="ce9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/>
        </table:table-row>
        <table:table-row table:style-name="ro1">
          <table:table-cell office:value-type="float" office:value="11" table:style-name="ce9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2" table:style-name="ce9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3" table:style-name="ce9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4" table:style-name="ce9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5" table:style-name="ce9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6" table:style-name="ce9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7" table:style-name="ce9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8" table:style-name="ce9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9" table:style-name="ce9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5">
          <table:table-cell office:value-type="float" office:value="20" table:style-name="ce15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number-columns-repeated="3" table:style-name="ce17"/>
          <table:table-cell table:style-name="ce18"/>
          <table:table-cell table:number-columns-repeated="16374"/>
        </table:table-row>
        <table:table-row table:number-rows-repeated="1048547" table:style-name="ro1">
          <table:table-cell table:number-columns-repeated="16384"/>
        </table:table-row>
      </table:table>
      <table:table table:name="CT002_-_Carrinho_de_compras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9"/>
        <table:table-column table:style-name="co11" table:default-cell-style-name="ce1"/>
        <table:table-column table:style-name="co6" table:number-columns-repeated="2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"/>
        <table:table-column table:style-name="co8" table:number-columns-repeated="16374" table:default-cell-style-name="ce1"/>
        <table:table-row table:style-name="ro10">
          <table:table-cell table:style-name="ce31"/>
          <table:table-cell office:value-type="string" table:style-name="ce32">
            <text:p>NOME DO SITE DE E-COMMERCE:</text:p>
          </table:table-cell>
          <table:table-cell table:style-name="ce32"/>
          <table:table-cell table:style-name="ce33"/>
          <table:table-cell table:style-name="ce32"/>
          <table:table-cell table:number-columns-repeated="2" table:style-name="ce33"/>
          <table:table-cell table:number-columns-repeated="2" table:style-name="ce34"/>
          <table:table-cell table:number-columns-repeated="16375" table:style-name="ce31"/>
        </table:table-row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22">
            <text:p>CT002</text:p>
          </table:table-cell>
          <table:table-cell table:number-columns-repeated="3" table:style-name="ce23"/>
          <table:table-cell table:style-name="ce2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53">
            <text:p>Carrinho de compras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Requisito(s) associado(s):</text:p>
          </table:table-cell>
          <table:table-cell table:number-columns-spanned="5" table:number-rows-spanned="1" table:style-name="ce54"/>
          <table:covered-table-cell table:number-columns-repeated="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3">
          <table:table-cell table:style-name="ce1"/>
          <table:table-cell office:value-type="string" table:style-name="ce2">
            <text:p>Descrição:</text:p>
          </table:table-cell>
          <table:table-cell table:number-columns-spanned="5" table:number-rows-spanned="1" table:style-name="ce54"/>
          <table:covered-table-cell table:number-columns-repeated="4"/>
          <table:table-cell table:style-name="ce1"/>
          <table:table-cell table:style-name="ce19"/>
          <table:table-cell table:number-columns-repeated="3" table:style-name="ce3"/>
          <table:table-cell table:number-columns-repeated="16372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table:number-columns-spanned="5" table:number-rows-spanned="1" table:style-name="ce54"/>
          <table:covered-table-cell table:number-columns-repeated="4"/>
          <table:table-cell table:number-columns-repeated="2" table:style-name="ce19"/>
          <table:table-cell table:number-columns-repeated="3" table:style-name="ce3"/>
          <table:table-cell table:number-columns-repeated="16372"/>
        </table:table-row>
        <table:table-row table:style-name="ro5">
          <table:table-cell table:number-columns-repeated="3" table:style-name="ce1"/>
          <table:table-cell table:style-name="ce8"/>
          <table:table-cell table:style-name="ce1"/>
          <table:table-cell table:number-columns-repeated="4" table:style-name="ce19"/>
          <table:table-cell table:number-columns-repeated="16375" table:style-name="ce1"/>
        </table:table-row>
        <table:table-row table:style-name="ro6">
          <table:table-cell office:value-type="string" table:number-columns-spanned="5" table:number-rows-spanned="1" table:style-name="ce51">
            <text:p>PASSOS E DESCRIÇÃO DO TESTE A SER EXECUTADO</text:p>
          </table:table-cell>
          <table:covered-table-cell table:number-columns-repeated="4"/>
          <table:table-cell office:value-type="string" table:number-columns-spanned="5" table:number-rows-spanned="1" table:style-name="ce52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7">
          <table:table-cell office:value-type="string" table:style-name="ce25">
            <text:p>No. Passos</text:p>
          </table:table-cell>
          <table:table-cell office:value-type="string" table:style-name="ce26">
            <text:p>Objetivo<text:s/></text:p>
            <text:p><text:span text:style-name="T1">(o que deve ser validado /<text:s/></text:span></text:p>
            <text:p><text:span text:style-name="T1">por que testar)</text:span></text:p>
          </table:table-cell>
          <table:table-cell office:value-type="string" table:style-name="ce27">
            <text:p>Ação<text:s/></text:p>
            <text:p><text:span text:style-name="T1">(passos a reproduzir)</text:span></text:p>
          </table:table-cell>
          <table:table-cell office:value-type="string" table:style-name="ce27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27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35">
            <text:p>Data da execução</text:p>
          </table:table-cell>
          <table:table-cell office:value-type="string" table:style-name="ce36">
            <text:p>Quem executou</text:p>
          </table:table-cell>
          <table:table-cell office:value-type="string" table:style-name="ce36">
            <text:p>Passou ?<text:s/><text:span text:style-name="T2">(marcar com X)</text:span></text:p>
          </table:table-cell>
          <table:table-cell office:value-type="string" table:style-name="ce36">
            <text:p>Falhou ?<text:s/><text:span text:style-name="T2">(marcar com X)</text:span></text:p>
          </table:table-cell>
          <table:table-cell office:value-type="string" table:style-name="ce37">
            <text:p>Descrição do defeito encontrado<text:s/></text:p>
            <text:p><text:span text:style-name="T2">(comentário em caso de erro)</text:span>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9">
            <text:p>1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table:style-name="ce20"/>
          <table:table-cell table:style-name="ce10"/>
          <table:table-cell table:number-columns-repeated="2" table:style-name="ce11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3" table:style-name="ce9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4" table:style-name="ce9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5" table:style-name="ce9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6" table:style-name="ce9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7" table:style-name="ce9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 table:style-name="ce1"/>
        </table:table-row>
        <table:table-row table:style-name="ro1">
          <table:table-cell office:value-type="float" office:value="8" table:style-name="ce9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/>
        </table:table-row>
        <table:table-row table:style-name="ro1">
          <table:table-cell office:value-type="float" office:value="9" table:style-name="ce9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/>
        </table:table-row>
        <table:table-row table:style-name="ro1">
          <table:table-cell office:value-type="float" office:value="10" table:style-name="ce9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number-columns-repeated="3" table:style-name="ce11"/>
          <table:table-cell table:style-name="ce12"/>
          <table:table-cell table:number-columns-repeated="16374"/>
        </table:table-row>
        <table:table-row table:style-name="ro1">
          <table:table-cell office:value-type="float" office:value="11" table:style-name="ce9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2" table:style-name="ce9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3" table:style-name="ce9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4" table:style-name="ce9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5" table:style-name="ce9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6" table:style-name="ce9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7" table:style-name="ce9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8" table:style-name="ce9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1">
          <table:table-cell office:value-type="float" office:value="19" table:style-name="ce9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number-columns-repeated="3" table:style-name="ce14"/>
          <table:table-cell table:style-name="ce12"/>
          <table:table-cell table:number-columns-repeated="16374"/>
        </table:table-row>
        <table:table-row table:style-name="ro5">
          <table:table-cell office:value-type="float" office:value="20" table:style-name="ce15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number-columns-repeated="3" table:style-name="ce17"/>
          <table:table-cell table:style-name="ce18"/>
          <table:table-cell table:number-columns-repeated="16374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aquel</meta:initial-creator>
    <dc:creator>Raquel</dc:creator>
    <meta:creation-date>2014-06-18T01:32:03Z</meta:creation-date>
    <dc:date>2019-09-24T19:05:54Z</dc:date>
  </office:meta>
</office:document-meta>
</file>